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14.ttf" manifest:media-type="application/x-font-ttf"/>
  <manifest:file-entry manifest:full-path="Fonts/font8.ttf" manifest:media-type="application/x-font-ttf"/>
  <manifest:file-entry manifest:full-path="Fonts/font13.ttf" manifest:media-type="application/x-font-ttf"/>
  <manifest:file-entry manifest:full-path="Fonts/font7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3.ttf" manifest:media-type="application/x-font-ttf"/>
  <manifest:file-entry manifest:full-path="Fonts/font10.ttf" manifest:media-type="application/x-font-ttf"/>
  <manifest:file-entry manifest:full-path="Fonts/font4.ttf" manifest:media-type="application/x-font-ttf"/>
  <manifest:file-entry manifest:full-path="Fonts/font11.ttf" manifest:media-type="application/x-font-ttf"/>
  <manifest:file-entry manifest:full-path="Fonts/font5.ttf" manifest:media-type="application/x-font-ttf"/>
  <manifest:file-entry manifest:full-path="Fonts/font12.ttf" manifest:media-type="application/x-font-ttf"/>
  <manifest:file-entry manifest:full-path="Fonts/font6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CMU Typewriter Text" svg:font-family="'CMU Typewriter Text'" style:font-family-generic="moder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3.ttf" xlink:type="simple">
          <svg:font-face-format svg:string="truetype"/>
        </svg:font-face-uri>
      </svg:font-face-src>
    </style:font-face>
    <style:font-face style:name="WenQuanYi Micro Hei" svg:font-family="'WenQuanYi Micro Hei'" style:font-family-generic="system" style:font-pitch="variable">
      <svg:font-face-src>
        <svg:font-face-uri xlink:href="Fonts/font14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9236in" fo:margin-left="0in" fo:margin-top="0in" fo:margin-bottom="0in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4.7986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ffffff" fo:padding-left="0.0403in" fo:padding-right="0.0403in" fo:padding-top="0.0403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2694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MU Serif" fo:font-size="11pt" officeooo:paragraph-rsid="001a495b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MU Typewriter Text" fo:font-size="11pt" fo:font-weight="normal" officeooo:rsid="0032a0b8" officeooo:paragraph-rsid="0032a0b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end" style:justify-single-word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weight="bold" style:font-name-asian="WenQuanYi Micro Hei" style:font-size-asian="11pt" style:language-asian="zh" style:country-asian="CN" style:font-weight-asian="bold" style:font-name-complex="Lohit Devanagari" style:font-size-complex="11pt" style:language-complex="hi" style:country-complex="IN" style:font-weight-complex="bold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28in" fo:border-left="none" fo:border-right="none" fo:border-top="none" fo:border-bottom="0.26pt solid #000001"/>
      <style:text-properties style:font-name="CMU Classical Serif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.3118in" fo:margin-right="0in" fo:text-align="justify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style:font-size-asian="11pt" style:font-size-complex="11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officeooo:paragraph-rsid="001a495b" style:font-size-asian="11pt" style:font-size-complex="11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MU Serif" fo:font-size="11pt" style:font-size-asian="11pt" style:font-size-complex="11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MU Serif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weight="bold" style:font-name-asian="WenQuanYi Micro Hei" style:font-size-asian="11pt" style:language-asian="zh" style:country-asian="CN" style:font-weight-asian="bold" style:font-name-complex="Lohit Devanagari" style:font-size-complex="11pt" style:language-complex="hi" style:country-complex="IN" style:font-weight-complex="bold"/>
    </style:style>
    <style:style style:name="P20" style:family="paragraph" style:parent-style-name="Standard">
      <style:paragraph-properties fo:margin-left="0in" fo:margin-right="0in" fo:text-align="end" style:justify-single-word="false" fo:text-indent="0in" style:auto-text-indent="false" fo:padding-left="0in" fo:padding-right="0in" fo:padding-top="0in" fo:padding-bottom="0.028in" fo:border-left="none" fo:border-right="none" fo:border-top="none" fo:border-bottom="0.26pt solid #000001"/>
      <style:text-properties fo:color="#00000a" style:font-name="CMU Classical Serif" fo:font-size="11pt" fo:language="en" fo:country="GB" fo:font-style="normal" fo:font-weight="bold" style:font-name-asian="WenQuanYi Micro Hei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CMU Serif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color="#00000a" style:font-name="CMU Serif" fo:font-size="11pt" fo:language="en" fo:country="GB" fo:font-weight="normal" officeooo:rsid="0044b467" officeooo:paragraph-rsid="0044b467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23" style:family="paragraph" style:parent-style-name="Standard">
      <style:paragraph-properties fo:margin-left="0.3118in" fo:margin-right="0in" fo:text-align="justify" style:justify-single-word="false" fo:text-indent="0in" style:auto-text-indent="false"/>
      <style:text-properties fo:color="#00000a" style:font-name="CMU Serif" fo:font-size="11pt" fo:language="en" fo:country="GB" fo:font-weight="normal" officeooo:paragraph-rsid="004c5709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P24" style:family="paragraph" style:parent-style-name="Text_20_body">
      <style:text-properties fo:color="#00000a" style:font-name="CMU Serif" fo:font-size="11pt" fo:language="en" fo:country="GB" fo:font-weight="normal" style:font-name-asian="WenQuanYi Micro Hei" style:font-size-asian="11pt" style:language-asian="zh" style:country-asian="CN" style:font-weight-asian="normal" style:font-name-complex="Lohit Devanagari" style:font-size-complex="11pt" style:language-complex="hi" style:country-complex="IN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495b" style:font-weight-asian="normal" style:font-weight-complex="normal"/>
    </style:style>
    <style:style style:name="T4" style:family="text">
      <style:text-properties fo:font-weight="normal" officeooo:rsid="0039bc19" style:font-weight-asian="normal" style:font-weight-complex="normal"/>
    </style:style>
    <style:style style:name="T5" style:family="text">
      <style:text-properties fo:font-weight="normal" officeooo:rsid="003ef9bc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a495b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9771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01a495b" style:font-style-asian="normal" style:font-weight-asian="bold" style:font-style-complex="normal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27405b" style:font-style-asian="normal" style:font-style-complex="normal"/>
    </style:style>
    <style:style style:name="T16" style:family="text">
      <style:text-properties officeooo:rsid="0020a22c"/>
    </style:style>
    <style:style style:name="T17" style:family="text">
      <style:text-properties officeooo:rsid="0023d267"/>
    </style:style>
    <style:style style:name="T18" style:family="text">
      <style:text-properties officeooo:rsid="00254ab0"/>
    </style:style>
    <style:style style:name="T19" style:family="text">
      <style:text-properties officeooo:rsid="002d0c36"/>
    </style:style>
    <style:style style:name="T20" style:family="text">
      <style:text-properties style:font-name="CMU Typewriter Text" fo:font-weight="normal" style:font-weight-asian="normal" style:font-weight-complex="normal"/>
    </style:style>
    <style:style style:name="T21" style:family="text">
      <style:text-properties style:font-name="CMU Typewriter Text" fo:font-weight="normal" officeooo:rsid="001a495b" style:font-weight-asian="normal" style:font-weight-complex="normal"/>
    </style:style>
    <style:style style:name="T22" style:family="text">
      <style:text-properties officeooo:rsid="0035b5f2"/>
    </style:style>
    <style:style style:name="T23" style:family="text">
      <style:text-properties officeooo:rsid="003bd504"/>
    </style:style>
    <style:style style:name="T24" style:family="text">
      <style:text-properties officeooo:rsid="003e830b"/>
    </style:style>
    <style:style style:name="T25" style:family="text">
      <style:text-properties officeooo:rsid="0040b726"/>
    </style:style>
    <style:style style:name="T26" style:family="text">
      <style:text-properties officeooo:rsid="0044b467"/>
    </style:style>
    <style:style style:name="T27" style:family="text">
      <style:text-properties fo:font-variant="normal" fo:text-transform="none" style:font-name="apple-system" fo:font-size="10.5pt" fo:letter-spacing="normal" fo:font-style="normal" fo:font-weight="normal" fo:background-color="#ffffff" loext:char-shading-value="0" style:font-style-asian="normal" style:font-style-complex="normal" loext:padding="0in" loext:border="none"/>
    </style:style>
    <style:style style:name="T28" style:family="text">
      <style:text-properties fo:font-variant="normal" fo:text-transform="none" fo:font-size="10.5pt" fo:letter-spacing="normal" fo:font-style="normal" fo:font-weight="normal" fo:background-color="#ffffff" loext:char-shading-value="0" style:font-style-asian="normal" style:font-style-complex="normal" loext:padding="0in" loext:border="none"/>
    </style:style>
    <style:style style:name="T29" style:family="text">
      <style:text-properties fo:font-variant="normal" fo:text-transform="none" fo:letter-spacing="normal" fo:font-style="normal" fo:background-color="#ffffff" loext:char-shading-value="0" style:font-style-asian="normal" style:font-style-complex="normal" loext:padding="0in" loext:border="none"/>
    </style:style>
    <style:style style:name="T30" style:family="text">
      <style:text-properties fo:color="#00000a" style:font-name="CMU Serif" fo:font-size="11pt" fo:language="en" fo:country="GB" fo:font-style="normal" fo:font-weight="normal" officeooo:rsid="0044b467" style:font-name-asian="WenQuanYi Micro Hei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31" style:family="text">
      <style:text-properties fo:language="en" fo:country="GB" style:language-asian="zh" style:country-asian="CN" style:language-complex="hi" style:country-complex="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ohit Farmer</text:p>
      <text:p text:style-name="P1"/>
      <text:p text:style-name="P3"><text:span text:style-name="T20">rohit.farmer@gmail.com • https://rohitfarmer.github.io • +1 </text:span><text:span text:style-name="T21">(</text:span><text:span text:style-name="T20">314</text:span><text:span text:style-name="T21">) </text:span><text:span text:style-name="T20">255 6763</text:span></text:p>
      <text:p text:style-name="P6"/>
      <text:p text:style-name="P8">Professional Summary</text:p>
      <text:p text:style-name="P4"><text:span text:style-name="T2">Self-motivated and a team player with </text:span><text:span text:style-name="T4">around 10</text:span><text:span text:style-name="T2"> years of experience in computational </text:span><text:span text:style-name="T5">biology </text:span><text:span text:style-name="T2">research, resulting in several collaborations and more than 15 peer-reviewed research publications. </text:span><text:span text:style-name="T9">Google Scholar h-index 8, i10-index </text:span><text:span text:style-name="T10">7.</text:span><text:span text:style-name="T9"> Complete list upon request.</text:span></text:p>
      <text:p text:style-name="P2"/>
      <text:p text:style-name="P7">Employments</text:p>
      <text:p text:style-name="P22"><text:span text:style-name="T1">Computational Biologist, </text:span><text:span text:style-name="T6">National Institutes of Health …………………………………….</text:span><text:span text:style-name="T14">2019 – present</text:span></text:p>
      <text:p text:style-name="P24"><text:tab/>Conducting machine learning and statistical analysis of single-cell data on various platforms at the <text:tab/>Center for Human Immunology<text:span text:style-name="T29">.</text:span></text:p>
      <text:p text:style-name="P5"><text:span text:style-name="T1">Postdoctoral Research Associate</text:span>, <text:span text:style-name="T6">Washington University in St. Louis ………...………..</text:span> 2018 – <text:span text:style-name="T26">2019</text:span></text:p>
      <text:p text:style-name="P9"><text:span text:style-name="T26">Built</text:span> deep learning <text:span text:style-name="T26">predictive models for</text:span> drug metabolism <text:span text:style-name="T19">and toxicity</text:span>. </text:p>
      <text:p text:style-name="P12"/>
      <text:p text:style-name="P11"><text:span text:style-name="T1">Assistant Professor</text:span>, <text:span text:style-name="T6">Sam Higginbottom University of Agri., Tech. &amp; Sci</text:span>. ………...…. 2008-'11, '15-'18</text:p>
      <text:p text:style-name="P9">Taught undergraduate and postgraduate <text:span text:style-name="T16">courses in the bioinformatics domain</text:span>. Mentored more than <text:span text:style-name="T17">10</text:span> dissertations. Produced students that are now industry leaders and seasoned academics.</text:p>
      <text:p text:style-name="P10"/>
      <text:p text:style-name="P19">Education</text:p>
      <text:p text:style-name="P11"><text:span text:style-name="T1">Ph.D. Biosciences</text:span>, <text:span text:style-name="T6">University of Birmingham ……………………………………………………...</text:span><text:span text:style-name="T14">2011-2015</text:span></text:p>
      <text:p text:style-name="P9"><text:span text:style-name="T14">Discovered the fundamental structural and functional relationship of proteins involved in polyketide synthase pathways resulting in 4 research publications including one in </text:span><text:span text:style-name="T6">Nature Chemical Biology. </text:span><text:span text:style-name="T14">Won travel funding to attend several conferences around the globe.</text:span></text:p>
      <text:p text:style-name="P11"/>
      <text:p text:style-name="P11"><text:span text:style-name="T1">M.Tech. Bioinformatics</text:span>, <text:span text:style-name="T6">Sam Higginbottom Institute of Agri., Tech., Sci.</text:span> ……………………..2008-2010</text:p>
      <text:p text:style-name="P9">Awarded silver medal and class rank 1. Graduated with <text:span text:style-name="T18">the </text:span>1<text:span text:style-name="T7">st</text:span> division with honours. Carried out <text:span text:style-name="T18">a </text:span>dissertation on statistical analysis of differential gene expression due to epigenetic changes.</text:p>
      <text:p text:style-name="P11"/>
      <text:p text:style-name="P11"><text:span text:style-name="T1">B.Tech. Biotechnology</text:span>, <text:span text:style-name="T6">Allahabad Agricultural Institute ……………………………………….. </text:span><text:span text:style-name="T14">2004-2008</text:span></text:p>
      <text:p text:style-name="P23"><text:span text:style-name="T14">Graduated with </text:span><text:span text:style-name="T15">the</text:span><text:span text:style-name="T14"> 1</text:span><text:span text:style-name="T8">st</text:span><text:span text:style-name="T14"> division with honours. Final semester project yield to 1 publication.</text:span></text:p>
      <text:p text:style-name="P20">Skill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Comp<text:span text:style-name="T24">utational</text:span> Biology</text:p>
          </table:table-cell>
          <table:table-cell table:style-name="Table1.A1" office:value-type="string">
            <text:p text:style-name="P15"><text:span text:style-name="T10">M</text:span><text:span text:style-name="T9">olecular structure prediction, molecular docking, molecular dynamics simulation, </text:span><text:span text:style-name="T10">and sequence analysis.</text:span></text:p>
          </table:table-cell>
        </table:table-row>
        <table:table-row table:style-name="Table1.2">
          <table:table-cell table:style-name="Table1.A1" office:value-type="string">
            <text:p text:style-name="P16">Exp<text:span text:style-name="T24">erimental</text:span> Biology</text:p>
          </table:table-cell>
          <table:table-cell table:style-name="Table1.A1" office:value-type="string">
            <text:p text:style-name="P15"><text:span text:style-name="T9">PCR, Gibson assembly, restriction digestion, plasmid transformation, microbiology techniques, HPLC </text:span><text:span text:style-name="T10">amongst others.</text:span></text:p>
          </table:table-cell>
        </table:table-row>
        <table:table-row table:style-name="Table1.3">
          <table:table-cell table:style-name="Table1.A1" office:value-type="string">
            <text:p text:style-name="P16"><text:span text:style-name="T25">Programming</text:span> Languages</text:p>
          </table:table-cell>
          <table:table-cell table:style-name="Table1.A1" office:value-type="string">
            <text:p text:style-name="P15"><text:span text:style-name="T9">Python, Perl, C++, R, L</text:span><text:span text:style-name="T11">a</text:span><text:span text:style-name="T9">T</text:span><text:span text:style-name="T11">e</text:span><text:span text:style-name="T9">X, HTML, CSS, </text:span><text:span text:style-name="T10">and </text:span><text:span text:style-name="T9">Java Script.</text:span></text:p>
          </table:table-cell>
        </table:table-row>
        <table:table-row table:style-name="Table1.3">
          <table:table-cell table:style-name="Table1.A1" office:value-type="string">
            <text:p text:style-name="P16">Data Science and ML Tools</text:p>
          </table:table-cell>
          <table:table-cell table:style-name="Table1.A1" office:value-type="string">
            <text:p text:style-name="P15"><text:span text:style-name="T9">Pandas, SciPy, NumPy, Matplotlib, Seaborn, Plotly, Scikit Learn, Keras, </text:span><text:span text:style-name="T10">and </text:span><text:span text:style-name="T9">TensorFlow.</text:span></text:p>
          </table:table-cell>
        </table:table-row>
        <table:table-row table:style-name="Table1.3">
          <table:table-cell table:style-name="Table1.A1" office:value-type="string">
            <text:p text:style-name="P13"><text:span text:style-name="T12">Database </text:span><text:span text:style-name="T13">&amp; containers</text:span></text:p>
          </table:table-cell>
          <table:table-cell table:style-name="Table1.A1" office:value-type="string">
            <text:p text:style-name="P14"><text:span text:style-name="T9">SQLite, </text:span><text:span text:style-name="T10">and </text:span><text:span text:style-name="T9">Neo4J. Singularity, and Docker.</text:span></text:p>
          </table:table-cell>
        </table:table-row>
        <table:table-row table:style-name="Table1.3">
          <table:table-cell table:style-name="Table1.A1" office:value-type="string">
            <text:p text:style-name="P18">Operating Systems</text:p>
          </table:table-cell>
          <table:table-cell table:style-name="Table1.A1" office:value-type="string">
            <text:p text:style-name="P13"><text:span text:style-name="T2">Linux, MS Windows, </text:span><text:span text:style-name="T3">and</text:span><text:span text:style-name="T2"> Mac OS X.</text:span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system-ui, BlinkMacSystemFont, 'Segoe UI', Roboto, 'Helvetica Neue', 'Fira Sans', Ubuntu, Oxygen, 'Oxygen Sans', Cantarell, 'Droid Sans', 'Apple Color Emoji', 'Segoe UI Emoji', 'Segoe UI Symbol', 'Lucida Grande', Helvetica, Arial, sans-serif"/>
    <style:font-face style:name="CMU Typewriter Text" svg:font-family="'CMU Typewriter Text'" style:font-family-generic="modern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GB" style:letter-kerning="true" style:font-name-asian="WenQuanYi Micro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GB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8:12:48</meta:creation-date>
    <dc:language>en-US</dc:language>
    <dc:date>2019-10-06T20:15:07.237973487</dc:date>
    <meta:editing-cycles>97</meta:editing-cycles>
    <meta:editing-duration>PT2H58M13S</meta:editing-duration>
    <meta:generator>LibreOffice/6.0.7.3$Linux_X86_64 LibreOffice_project/00m0$Build-3</meta:generator>
    <meta:document-statistic meta:table-count="1" meta:image-count="0" meta:object-count="0" meta:page-count="1" meta:paragraph-count="31" meta:word-count="309" meta:character-count="2413" meta:non-whitespace-character-count="2130"/>
  </office:meta>
</office:document-meta>
</file>